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9.13mm"/>
    </style:style>
    <style:style style:name="co2" style:family="table-column">
      <style:table-column-properties fo:break-before="auto" style:column-width="213.59mm"/>
    </style:style>
    <style:style style:name="co3" style:family="table-column">
      <style:table-column-properties fo:break-before="auto" style:column-width="19.42mm"/>
    </style:style>
    <style:style style:name="co4" style:family="table-column">
      <style:table-column-properties fo:break-before="auto" style:column-width="158.31mm"/>
    </style:style>
    <style:style style:name="co5" style:family="table-column">
      <style:table-column-properties fo:break-before="auto" style:column-width="48.01mm"/>
    </style:style>
    <style:style style:name="co6" style:family="table-column">
      <style:table-column-properties fo:break-before="auto" style:column-width="33.04mm"/>
    </style:style>
    <style:style style:name="co7" style:family="table-column">
      <style:table-column-properties fo:break-before="auto" style:column-width="61.35mm"/>
    </style:style>
    <style:style style:name="co8" style:family="table-column">
      <style:table-column-properties fo:break-before="auto" style:column-width="65.44mm"/>
    </style:style>
    <style:style style:name="co9" style:family="table-column">
      <style:table-column-properties fo:break-before="auto" style:column-width="66.25mm"/>
    </style:style>
    <style:style style:name="co10" style:family="table-column">
      <style:table-column-properties fo:break-before="auto" style:column-width="56.18mm"/>
    </style:style>
    <style:style style:name="co11" style:family="table-column">
      <style:table-column-properties fo:break-before="auto" style:column-width="52.09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o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ield</text:p>
          </table:table-cell>
        </table:table-row>
        <table:table-row table:style-name="ro1">
          <table:table-cell office:value-type="string" calcext:value-type="string">
            <text:p>AdvancedLanguageFeaturesJavaQuartilesHistoric</text:p>
          </table:table-cell>
          <table:table-cell office:value-type="string" calcext:value-type="string">
            <text:p>This metric shows the quartiles of counts of advanced Java features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$value[0].valu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$value[1].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FJavaHistoric</text:p>
          </table:table-cell>
          <table:table-cell office:value-type="string" calcext:value-type="string">
            <text:p>This metric shows the Attribute Hiding Factor for Java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$va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IFJavaQuartilesHistoric</text:p>
          </table:table-cell>
          <table:table-cell office:value-type="string" calcext:value-type="string">
            <text:p>This metric shows the quartiles of Attribute inheritance factor for Java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$value[0].valu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$value[1].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avaHistoric</text:p>
          </table:table-cell>
          <table:table-cell office:value-type="string" calcext:value-type="string">
            <text:p>This metric shows the Abstractness for Java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$va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activeinactiveusers</text:p>
          </table:table-cell>
          <table:table-cell office:value-type="string" calcext:value-type="string">
            <text:p>The number of users, active users and inactive users per day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['Users', 'ActiveUsers', 'InactiveUsers']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$numberOfUsers</text:p>
          </table:table-cell>
          <table:table-cell office:value-type="string" calcext:value-type="string">
            <text:p>ActiveUsers</text:p>
          </table:table-cell>
          <table:table-cell office:value-type="string" calcext:value-type="string">
            <text:p>$numberOfActiveUsers</text:p>
          </table:table-cell>
          <table:table-cell office:value-type="string" calcext:value-type="string">
            <text:p>InactiveUsers</text:p>
          </table:table-cell>
          <table:table-cell office:value-type="string" calcext:value-type="string">
            <text:p>$numberOfInactiveUsers</text:p>
          </table:table-cell>
        </table:table-row>
        <table:table-row table:style-name="ro1">
          <table:table-cell office:value-type="string" calcext:value-type="string">
            <text:p>bugs.activeusers</text:p>
          </table:table-cell>
          <table:table-cell office:value-type="string" calcext:value-type="string">
            <text:p>The number of active users per day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ctiveUser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ActiveUsers</text:p>
          </table:table-cell>
          <table:table-cell office:value-type="string" calcext:value-type="string">
            <text:p>$numberOfActiveUse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averageResponseTime</text:p>
          </table:table-cell>
          <table:table-cell office:value-type="string" calcext:value-type="string">
            <text:p>The average response time of bugs addressed every day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sponse Tim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Response Time</text:p>
          </table:table-cell>
          <table:table-cell office:value-type="string" calcext:value-type="string">
            <text:p>$avgResponseTi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averageResponseTime-bugs</text:p>
          </table:table-cell>
          <table:table-cell office:value-type="string" calcext:value-type="string">
            <text:p>The average response time of bugs addressed every day, in relation to the number of bugs considered.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Response Tim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$bugsConsidered</text:p>
          </table:table-cell>
          <table:table-cell office:value-type="string" calcext:value-type="string">
            <text:p>Response Time</text:p>
          </table:table-cell>
          <table:table-cell office:value-type="string" calcext:value-type="string">
            <text:p>$avgResponseTi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averageSentiment</text:p>
          </table:table-cell>
          <table:table-cell office:value-type="string" calcext:value-type="string">
            <text:p>The average sentiment per bug repository up to and including the processing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verage Sentimen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Average Sentiment</text:p>
          </table:table-cell>
          <table:table-cell office:value-type="string" calcext:value-type="string">
            <text:p>$overallAverageSenti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bugOpenTime</text:p>
          </table:table-cell>
          <table:table-cell office:value-type="string" calcext:value-type="string">
            <text:p>The average time between creating and closing bugs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Bug Open Tim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Bug Open Time</text:p>
          </table:table-cell>
          <table:table-cell office:value-type="string" calcext:value-type="string">
            <text:p>$avgBugOpenTimeInDay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bugOpenTime-bugs</text:p>
          </table:table-cell>
          <table:table-cell office:value-type="string" calcext:value-type="string">
            <text:p>The average time between creating and closing bugs in relation to the number of bugs considered.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Bug Open Tim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$bugsConsidered</text:p>
          </table:table-cell>
          <table:table-cell office:value-type="string" calcext:value-type="string">
            <text:p>Bug Open Time</text:p>
          </table:table-cell>
          <table:table-cell office:value-type="string" calcext:value-type="string">
            <text:p>$avgBugOpenTimeInDay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bugs</text:p>
          </table:table-cell>
          <table:table-cell office:value-type="string" calcext:value-type="string">
            <text:p>The number of bugs per day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$numberOfBug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comments</text:p>
          </table:table-cell>
          <table:table-cell office:value-type="string" calcext:value-type="string">
            <text:p>The number of comments submitted every day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$numberOfCommen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comments-averageperday</text:p>
          </table:table-cell>
          <table:table-cell office:value-type="string" calcext:value-type="string">
            <text:p>The average number of comments per day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$averageCommentsPerDa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comments-bugaverage</text:p>
          </table:table-cell>
          <table:table-cell office:value-type="string" calcext:value-type="string">
            <text:p>The average number of comments per bug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$averageCommentsPerBu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comments-useraverage</text:p>
          </table:table-cell>
          <table:table-cell office:value-type="string" calcext:value-type="string">
            <text:p>The average number of comments per user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$averageCommentsPerU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cumulativeAverageResponseTime</text:p>
          </table:table-cell>
          <table:table-cell office:value-type="string" calcext:value-type="string">
            <text:p>The average response time of bugs addressed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sponse Tim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Response Time</text:p>
          </table:table-cell>
          <table:table-cell office:value-type="string" calcext:value-type="string">
            <text:p>$cumulativeAvgResponseTi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cumulativeAverageResponseTime-bugs</text:p>
          </table:table-cell>
          <table:table-cell office:value-type="string" calcext:value-type="string">
            <text:p>The average response time of bugs addressed up to and including the current date, in relation to the number of bugs considered.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Response Tim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$cumulativeBugsConsidered</text:p>
          </table:table-cell>
          <table:table-cell office:value-type="string" calcext:value-type="string">
            <text:p>Response Time</text:p>
          </table:table-cell>
          <table:table-cell office:value-type="string" calcext:value-type="string">
            <text:p>$cumulativeAvgResponseTi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cumulativeComments</text:p>
          </table:table-cell>
          <table:table-cell office:value-type="string" calcext:value-type="string">
            <text:p>The number of comments submitted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$cumulativeNumberOfCommen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cumulativeNewBugs</text:p>
          </table:table-cell>
          <table:table-cell office:value-type="string" calcext:value-type="string">
            <text:p>The number of bugs submitted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$cumulativeNumberOfBug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cumulativeNewUsers</text:p>
          </table:table-cell>
          <table:table-cell office:value-type="string" calcext:value-type="string">
            <text:p>The number of new users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$cumulativeNumberOfNewUse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cumulativePatches</text:p>
          </table:table-cell>
          <table:table-cell office:value-type="string" calcext:value-type="string">
            <text:p>The number of patches submitted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atch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Patches</text:p>
          </table:table-cell>
          <table:table-cell office:value-type="string" calcext:value-type="string">
            <text:p>$cumulativeNumberOfPatch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cumulativereplies</text:p>
          </table:table-cell>
          <table:table-cell office:value-type="string" calcext:value-type="string">
            <text:p>The number of replies submitted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pli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Replies</text:p>
          </table:table-cell>
          <table:table-cell office:value-type="string" calcext:value-type="string">
            <text:p>$cumulativeNumberOfRepli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cumulativerequests</text:p>
          </table:table-cell>
          <table:table-cell office:value-type="string" calcext:value-type="string">
            <text:p>The number of requests submitted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$cumulativeNumberOfReques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cumulativerequestsreplies</text:p>
          </table:table-cell>
          <table:table-cell office:value-type="string" calcext:value-type="string">
            <text:p>The number of requests and replies submitted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['Requests', 'Replies']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$cumulativeNumberOfRequests</text:p>
          </table:table-cell>
          <table:table-cell office:value-type="string" calcext:value-type="string">
            <text:p>Replies</text:p>
          </table:table-cell>
          <table:table-cell office:value-type="string" calcext:value-type="string">
            <text:p>$cumulativeNumberOfRepl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s.duplicateBugs</text:p>
          </table:table-cell>
          <table:table-cell office:value-type="string" calcext:value-type="string">
            <text:p>The number of duplicate bugs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$numberOfDuplicateBug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emotions.commentPercentages</text:p>
          </table:table-cell>
          <table:table-cell office:value-type="string" calcext:value-type="string">
            <text:p>The percentages of comments containing each emot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Emotion</text:p>
          </table:table-cell>
          <table:table-cell office:value-type="string" calcext:value-type="string">
            <text:p>$emotionLabel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$percent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s.emotions.comments</text:p>
          </table:table-cell>
          <table:table-cell office:value-type="string" calcext:value-type="string">
            <text:p>The number of comments containing each emot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Emotion</text:p>
          </table:table-cell>
          <table:table-cell office:value-type="string" calcext:value-type="string">
            <text:p>$emotionLabel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$numberOfCom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s.emotions.cumulativeCommentPercentages</text:p>
          </table:table-cell>
          <table:table-cell office:value-type="string" calcext:value-type="string">
            <text:p>The cumulative percentages of comments containing each emot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Emotion</text:p>
          </table:table-cell>
          <table:table-cell office:value-type="string" calcext:value-type="string">
            <text:p>$emotionLabel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$cumulativePercent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s.emotions.cumulativeComments</text:p>
          </table:table-cell>
          <table:table-cell office:value-type="string" calcext:value-type="string">
            <text:p>The cumulative number of comments containing each emot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Emotion</text:p>
          </table:table-cell>
          <table:table-cell office:value-type="string" calcext:value-type="string">
            <text:p>$emotionLabel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$cumulativeNumberOfCom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s.fixedBugs</text:p>
          </table:table-cell>
          <table:table-cell office:value-type="string" calcext:value-type="string">
            <text:p>The number of fixed bugs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$numberOfFixedBug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inactiveusers</text:p>
          </table:table-cell>
          <table:table-cell office:value-type="string" calcext:value-type="string">
            <text:p>The number of inactive users per day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InactiveUser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InactiveUsers</text:p>
          </table:table-cell>
          <table:table-cell office:value-type="string" calcext:value-type="string">
            <text:p>$numberOfInactiveUse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invalidBugs</text:p>
          </table:table-cell>
          <table:table-cell office:value-type="string" calcext:value-type="string">
            <text:p>The number of invalid bugs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$numberOfInvalidBug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newbugs</text:p>
          </table:table-cell>
          <table:table-cell office:value-type="string" calcext:value-type="string">
            <text:p>The number of bugs submitted every day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$numberOfBug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newUsers</text:p>
          </table:table-cell>
          <table:table-cell office:value-type="string" calcext:value-type="string">
            <text:p>The number of new users every day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$numberOfNewUse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nonResolvedClosedBugs</text:p>
          </table:table-cell>
          <table:table-cell office:value-type="string" calcext:value-type="string">
            <text:p>The number of non-resolved or open bugs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$numberOfNonResolvedClosedBug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patches</text:p>
          </table:table-cell>
          <table:table-cell office:value-type="string" calcext:value-type="string">
            <text:p>The number of patches submitted every day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atch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Patches</text:p>
          </table:table-cell>
          <table:table-cell office:value-type="string" calcext:value-type="string">
            <text:p>$numberOfPatch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replies</text:p>
          </table:table-cell>
          <table:table-cell office:value-type="string" calcext:value-type="string">
            <text:p>The number of replies submitted every day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pli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Replies</text:p>
          </table:table-cell>
          <table:table-cell office:value-type="string" calcext:value-type="string">
            <text:p>$numberOfRepli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replies-averageperday</text:p>
          </table:table-cell>
          <table:table-cell office:value-type="string" calcext:value-type="string">
            <text:p>The average number of replies per day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pli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Replies</text:p>
          </table:table-cell>
          <table:table-cell office:value-type="string" calcext:value-type="string">
            <text:p>$averageRepliesPerDa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replies-bugaverage</text:p>
          </table:table-cell>
          <table:table-cell office:value-type="string" calcext:value-type="string">
            <text:p>The average number of replies per bug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pli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Replies</text:p>
          </table:table-cell>
          <table:table-cell office:value-type="string" calcext:value-type="string">
            <text:p>$averageRepliesPerBu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replies-useraverage</text:p>
          </table:table-cell>
          <table:table-cell office:value-type="string" calcext:value-type="string">
            <text:p>The average number of replies per user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pli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Replies</text:p>
          </table:table-cell>
          <table:table-cell office:value-type="string" calcext:value-type="string">
            <text:p>$averageRepliesPerU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requests</text:p>
          </table:table-cell>
          <table:table-cell office:value-type="string" calcext:value-type="string">
            <text:p>The number of requests submitted every day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$numberOfReques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requests-averageperday</text:p>
          </table:table-cell>
          <table:table-cell office:value-type="string" calcext:value-type="string">
            <text:p>The average number of requests per day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$averageRequestsPerDa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requests-bugaverage</text:p>
          </table:table-cell>
          <table:table-cell office:value-type="string" calcext:value-type="string">
            <text:p>The average number of requests per bug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$averageRequestsPerBu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requests-useraverage</text:p>
          </table:table-cell>
          <table:table-cell office:value-type="string" calcext:value-type="string">
            <text:p>The average number of requests per user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$averageRequestsPerU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requestsreplies</text:p>
          </table:table-cell>
          <table:table-cell office:value-type="string" calcext:value-type="string">
            <text:p>The number of requests and replies submitted every day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['Requests', 'Replies']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$numberOfRequests</text:p>
          </table:table-cell>
          <table:table-cell office:value-type="string" calcext:value-type="string">
            <text:p>Replies</text:p>
          </table:table-cell>
          <table:table-cell office:value-type="string" calcext:value-type="string">
            <text:p>$numberOfRepl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s.requestsreplies-averageperday</text:p>
          </table:table-cell>
          <table:table-cell office:value-type="string" calcext:value-type="string">
            <text:p>The average number of comments, requests and replies per day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['Comments', 'Requests', 'Replies']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$averageCommentsPerDay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$averageRequestsPerDay</text:p>
          </table:table-cell>
          <table:table-cell office:value-type="string" calcext:value-type="string">
            <text:p>Replies</text:p>
          </table:table-cell>
          <table:table-cell office:value-type="string" calcext:value-type="string">
            <text:p>$averageRepliesPerDay</text:p>
          </table:table-cell>
        </table:table-row>
        <table:table-row table:style-name="ro1">
          <table:table-cell office:value-type="string" calcext:value-type="string">
            <text:p>bugs.requestsreplies-bugaverage</text:p>
          </table:table-cell>
          <table:table-cell office:value-type="string" calcext:value-type="string">
            <text:p>The average number of comments, requests and replies per bug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['Comments', 'Requests', 'Replies']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$averageCommentsPerBug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$averageRequestsPerBug</text:p>
          </table:table-cell>
          <table:table-cell office:value-type="string" calcext:value-type="string">
            <text:p>Replies</text:p>
          </table:table-cell>
          <table:table-cell office:value-type="string" calcext:value-type="string">
            <text:p>$averageRepliesPerBug</text:p>
          </table:table-cell>
        </table:table-row>
        <table:table-row table:style-name="ro1">
          <table:table-cell office:value-type="string" calcext:value-type="string">
            <text:p>bugs.requestsreplies-useraverage</text:p>
          </table:table-cell>
          <table:table-cell office:value-type="string" calcext:value-type="string">
            <text:p>The average number of comments, requests and replies per user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['Comments', 'Requests', 'Replies']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$averageCommentsPerUser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$averageRequestsPerUser</text:p>
          </table:table-cell>
          <table:table-cell office:value-type="string" calcext:value-type="string">
            <text:p>Replies</text:p>
          </table:table-cell>
          <table:table-cell office:value-type="string" calcext:value-type="string">
            <text:p>$averageRepliesPerUser</text:p>
          </table:table-cell>
        </table:table-row>
        <table:table-row table:style-name="ro1">
          <table:table-cell office:value-type="string" calcext:value-type="string">
            <text:p>bugs.resolvedClosedBugs</text:p>
          </table:table-cell>
          <table:table-cell office:value-type="string" calcext:value-type="string">
            <text:p>The number of resolved or closed bugs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$numberOfResolvedClosedBug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sentiment</text:p>
          </table:table-cell>
          <table:table-cell office:value-type="string" calcext:value-type="string">
            <text:p>The average sentiment per bug repository up to and including the processing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['Average Sentiment', 'Average Sentiment at Thread Beginning', 'Average Sentiment at Thread End']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Average Sentiment</text:p>
          </table:table-cell>
          <table:table-cell office:value-type="string" calcext:value-type="string">
            <text:p>$overallAverageSentiment</text:p>
          </table:table-cell>
          <table:table-cell office:value-type="string" calcext:value-type="string">
            <text:p>Average Sentiment at Thread Beginning</text:p>
          </table:table-cell>
          <table:table-cell office:value-type="string" calcext:value-type="string">
            <text:p>$overallSentimentAtThreadBeggining</text:p>
          </table:table-cell>
          <table:table-cell office:value-type="string" calcext:value-type="string">
            <text:p>Average Sentiment at Thread End</text:p>
          </table:table-cell>
          <table:table-cell office:value-type="string" calcext:value-type="string">
            <text:p>$overallSentimentAtThreadEnd</text:p>
          </table:table-cell>
        </table:table-row>
        <table:table-row table:style-name="ro1">
          <table:table-cell office:value-type="string" calcext:value-type="string">
            <text:p>bugs.sentimentAtThreadBeggining</text:p>
          </table:table-cell>
          <table:table-cell office:value-type="string" calcext:value-type="string">
            <text:p>The average sentiment at the beginning of threads per bug repository up to and including the processing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verage Sentimen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Average Sentiment</text:p>
          </table:table-cell>
          <table:table-cell office:value-type="string" calcext:value-type="string">
            <text:p>$overallSentimentAtThreadBeggi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sentimentAtThreadEnd</text:p>
          </table:table-cell>
          <table:table-cell office:value-type="string" calcext:value-type="string">
            <text:p>The average sentiment at the end of threads per bug repository up to and including the processing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verage Sentimen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Average Sentiment</text:p>
          </table:table-cell>
          <table:table-cell office:value-type="string" calcext:value-type="string">
            <text:p>$overallSentimentAtThreadE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severity</text:p>
          </table:table-cell>
          <table:table-cell office:value-type="string" calcext:value-type="string">
            <text:p>The number of bugs per severity leve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$severityLevel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$numberOfBu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s.severity.averageResponseTime</text:p>
          </table:table-cell>
          <table:table-cell office:value-type="string" calcext:value-type="string">
            <text:p>The number of bug average response time per severity leve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sponse Tim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$severityLevel</text:p>
          </table:table-cell>
          <table:table-cell office:value-type="string" calcext:value-type="string">
            <text:p>Response Time</text:p>
          </table:table-cell>
          <table:table-cell office:value-type="string" calcext:value-type="string">
            <text:p>$avgResponse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s.severity.averageSentiment</text:p>
          </table:table-cell>
          <table:table-cell office:value-type="string" calcext:value-type="string">
            <text:p>The average sentiment per bug repository per severity leve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verage Sentimen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$severityLevel</text:p>
          </table:table-cell>
          <table:table-cell office:value-type="string" calcext:value-type="string">
            <text:p>Average Sentiment</text:p>
          </table:table-cell>
          <table:table-cell office:value-type="string" calcext:value-type="string">
            <text:p>$averageSenti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s.severity.duplicateBugs</text:p>
          </table:table-cell>
          <table:table-cell office:value-type="string" calcext:value-type="string">
            <text:p>The number of duplicate bugs per severity leve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$severityLevel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$numberOfDuplicateBu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s.severity.duplicateBugs.percentages</text:p>
          </table:table-cell>
          <table:table-cell office:value-type="string" calcext:value-type="string">
            <text:p>The percentage of duplicate bugs per severity leve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$severityLevel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$percentageOfDuplicateBu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s.severity.fixedBugs</text:p>
          </table:table-cell>
          <table:table-cell office:value-type="string" calcext:value-type="string">
            <text:p>The number of fixed bugs per severity leve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$severityLevel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$numberOfFixedBu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s.severity.fixedBugs.percentages</text:p>
          </table:table-cell>
          <table:table-cell office:value-type="string" calcext:value-type="string">
            <text:p>The percentage of fixed bugs per severity leve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$severityLevel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$percentageOfFixedBu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s.severity.invalidBugs</text:p>
          </table:table-cell>
          <table:table-cell office:value-type="string" calcext:value-type="string">
            <text:p>The number of invalid bugs per severity leve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$severityLevel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$numberOfInvalidBu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s.severity.invalidBugs.percentages</text:p>
          </table:table-cell>
          <table:table-cell office:value-type="string" calcext:value-type="string">
            <text:p>The percentage of invalid bugs per severity leve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$severityLevel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$percentageOfInvalidBu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s.severity.nonResolvedClosedBugs</text:p>
          </table:table-cell>
          <table:table-cell office:value-type="string" calcext:value-type="string">
            <text:p>The number of non-resolved or closed bugs per severity leve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$severityLevel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$numberOfNonResolvedClosedBu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s.severity.nonResolvedClosedBugs.percentages</text:p>
          </table:table-cell>
          <table:table-cell office:value-type="string" calcext:value-type="string">
            <text:p>The percentage of non-resolved or closed bugs per severity leve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$severityLevel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$percentageOfNonResolvedClosedBu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s.severity.percentages</text:p>
          </table:table-cell>
          <table:table-cell office:value-type="string" calcext:value-type="string">
            <text:p>The percentage of bugs per severity leve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$severityLevel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$percent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s.severity.resolvedClosedBugs</text:p>
          </table:table-cell>
          <table:table-cell office:value-type="string" calcext:value-type="string">
            <text:p>The number of resolved or closed bugs per severity leve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$severityLevel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$numberOfResolvedClosedBu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s.severity.resolvedClosedBugs.percentages</text:p>
          </table:table-cell>
          <table:table-cell office:value-type="string" calcext:value-type="string">
            <text:p>The percentage of resolved or closed bugs per severity leve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$severityLevel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$percentageOfResolvedClosedBu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s.severity.sentiment</text:p>
          </table:table-cell>
          <table:table-cell office:value-type="string" calcext:value-type="string">
            <text:p>Sentiment per bug repository per severity level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['Average Sentiment', 'Average Sentiment at Thread Beginning', 'Average Sentiment at Thread End']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Average Sentiment</text:p>
          </table:table-cell>
          <table:table-cell office:value-type="string" calcext:value-type="string">
            <text:p>$averageSentiment</text:p>
          </table:table-cell>
          <table:table-cell office:value-type="string" calcext:value-type="string">
            <text:p>Average Sentiment at Thread Beginning</text:p>
          </table:table-cell>
          <table:table-cell office:value-type="string" calcext:value-type="string">
            <text:p>$sentimentAtThreadBeggining</text:p>
          </table:table-cell>
          <table:table-cell office:value-type="string" calcext:value-type="string">
            <text:p>Average Sentiment at Thread End</text:p>
          </table:table-cell>
          <table:table-cell office:value-type="string" calcext:value-type="string">
            <text:p>$sentimentAtThreadEnd</text:p>
          </table:table-cell>
        </table:table-row>
        <table:table-row table:style-name="ro1">
          <table:table-cell office:value-type="string" calcext:value-type="string">
            <text:p>bugs.severity.sentimentAtThreadBeggining</text:p>
          </table:table-cell>
          <table:table-cell office:value-type="string" calcext:value-type="string">
            <text:p>The average sentiment at the beginning of threads per bug repository per severity leve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verage Sentimen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$severityLevel</text:p>
          </table:table-cell>
          <table:table-cell office:value-type="string" calcext:value-type="string">
            <text:p>Average Sentiment</text:p>
          </table:table-cell>
          <table:table-cell office:value-type="string" calcext:value-type="string">
            <text:p>$sentimentAtThreadBeggi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s.severity.sentimentAtThreadEnd</text:p>
          </table:table-cell>
          <table:table-cell office:value-type="string" calcext:value-type="string">
            <text:p>The average sentiment at the end of threads per bug repository per severity leve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verage Sentimen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$severityLevel</text:p>
          </table:table-cell>
          <table:table-cell office:value-type="string" calcext:value-type="string">
            <text:p>Average Sentiment</text:p>
          </table:table-cell>
          <table:table-cell office:value-type="string" calcext:value-type="string">
            <text:p>$sentimentAtThreadE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s.severity.wontFixBugs</text:p>
          </table:table-cell>
          <table:table-cell office:value-type="string" calcext:value-type="string">
            <text:p>The number of won't-fix bugs per severity leve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$severityLevel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$numberOfWontFixBu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s.severity.wontFixBugs.percentages</text:p>
          </table:table-cell>
          <table:table-cell office:value-type="string" calcext:value-type="string">
            <text:p>The percentage of won't-fix bugs per severity leve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$severityLevel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$percentageOfWontFixBu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s.severity.worksForMeBugs</text:p>
          </table:table-cell>
          <table:table-cell office:value-type="string" calcext:value-type="string">
            <text:p>The number of works-for-me bugs per severity leve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$severityLevel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$numberOfWorksForMeBu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s.severity.worksForMeBugs.percentages</text:p>
          </table:table-cell>
          <table:table-cell office:value-type="string" calcext:value-type="string">
            <text:p>The percentage of works-for-me bugs per severity leve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$severityLevel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$percentageOfWorksForMeBu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s.unansweredBugs</text:p>
          </table:table-cell>
          <table:table-cell office:value-type="string" calcext:value-type="string">
            <text:p>The number of unanswered bugs per day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$numberOfUnansweredBug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users</text:p>
          </table:table-cell>
          <table:table-cell office:value-type="string" calcext:value-type="string">
            <text:p>The number of users per day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$numberOfUse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wontFixBugs</text:p>
          </table:table-cell>
          <table:table-cell office:value-type="string" calcext:value-type="string">
            <text:p>The number of won't-fix bugs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$numberOfWontFixBug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worksForMeBugs</text:p>
          </table:table-cell>
          <table:table-cell office:value-type="string" calcext:value-type="string">
            <text:p>The number of works-for-me bugs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$numberOfWorksForMeBug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JavaQuartilesHistoric</text:p>
          </table:table-cell>
          <table:table-cell office:value-type="string" calcext:value-type="string">
            <text:p>This metric shows the quartiles of Afferent coupling for Java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$value[0].valu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$value[1].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OJavaQuartilesHistoric</text:p>
          </table:table-cell>
          <table:table-cell office:value-type="string" calcext:value-type="string">
            <text:p>This metric shows the quartiles of Coupling between objects for Java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$value[0].valu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$value[1].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HistogramJavaTimeLine</text:p>
          </table:table-cell>
          <table:table-cell office:value-type="string" calcext:value-type="string">
            <text:p>This metric shows the number of Java methods per CC risk factor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$value[0].valu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$value[1].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JavaQuartilesHistoric</text:p>
          </table:table-cell>
          <table:table-cell office:value-type="string" calcext:value-type="string">
            <text:p>This metric shows the quartiles of Efferent coupling for Java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$value[0].valu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$value[1].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JavaHistoric</text:p>
          </table:table-cell>
          <table:table-cell office:value-type="string" calcext:value-type="string">
            <text:p>This metric shows the Coupling Factor for Java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$va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urnPerCommitInTwoWeeksTimeLine</text:p>
          </table:table-cell>
          <table:table-cell office:value-type="string" calcext:value-type="string">
            <text:p>This metric shows the average churn per commit in two weeks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hur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Churn</text:p>
          </table:table-cell>
          <table:table-cell office:value-type="string" calcext:value-type="string">
            <text:p>$va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urnPerCommitterTimeLine</text:p>
          </table:table-cell>
          <table:table-cell office:value-type="string" calcext:value-type="string">
            <text:p>This metric shows the churn per committer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hur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Committer</text:p>
          </table:table-cell>
          <table:table-cell office:value-type="string" calcext:value-type="string">
            <text:p>$value[0].value</text:p>
          </table:table-cell>
          <table:table-cell office:value-type="string" calcext:value-type="string">
            <text:p>Churn</text:p>
          </table:table-cell>
          <table:table-cell office:value-type="string" calcext:value-type="string">
            <text:p>$value[1].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urnPerDayTimeLine</text:p>
          </table:table-cell>
          <table:table-cell office:value-type="string" calcext:value-type="string">
            <text:p>This metric shows the churn per day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hur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Churn</text:p>
          </table:table-cell>
          <table:table-cell office:value-type="string" calcext:value-type="string">
            <text:p>$va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oneLOCPerLanguageTimeLine</text:p>
          </table:table-cell>
          <table:table-cell office:value-type="string" calcext:value-type="string">
            <text:p>This metric shows the number of lines in Type I clones larger than 6 lines, per language,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$value[0].value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$value[1].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entedOutCodePerLanguageTimeLine</text:p>
          </table:table-cell>
          <table:table-cell office:value-type="string" calcext:value-type="string">
            <text:p>This metric shows the number of lines with commented out code per language,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$value[0].value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$value[1].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entLinesPerLanguageTimeLine</text:p>
          </table:table-cell>
          <table:table-cell office:value-type="string" calcext:value-type="string">
            <text:p>This metric shows the number of comment lines per language,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$value[0].value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$value[1].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itsovertimeline</text:p>
          </table:table-cell>
          <table:table-cell office:value-type="string" calcext:value-type="string">
            <text:p>This metric shows a cumulative count of the commits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mmit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Commits</text:p>
          </table:table-cell>
          <table:table-cell office:value-type="string" calcext:value-type="string">
            <text:p>$numberOfCommits</text:p>
          </table:table-cell>
          <table:table-cell office:value-type="string" calcext:value-type="string">
            <text:p>Repository</text:p>
          </table:table-cell>
          <table:table-cell office:value-type="string" calcext:value-type="string">
            <text:p>$u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itsPerDayTimeLine</text:p>
          </table:table-cell>
          <table:table-cell office:value-type="string" calcext:value-type="string">
            <text:p>This metric shows the number of commits per day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mmit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Commits</text:p>
          </table:table-cell>
          <table:table-cell office:value-type="string" calcext:value-type="string">
            <text:p>$va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eCommittersChurnBar</text:p>
          </table:table-cell>
          <table:table-cell office:value-type="string" calcext:value-type="string">
            <text:p>This metric shows the total accumulated churn per committer.</text:p>
          </table:table-cell>
          <table:table-cell office:value-type="string" calcext:value-type="string">
            <text:p>Committer</text:p>
          </table:table-cell>
          <table:table-cell office:value-type="string" calcext:value-type="string">
            <text:p>Churn</text:p>
          </table:table-cell>
          <table:table-cell office:value-type="string" calcext:value-type="string">
            <text:p>Committer</text:p>
          </table:table-cell>
          <table:table-cell office:value-type="string" calcext:value-type="string">
            <text:p>$value[0].value</text:p>
          </table:table-cell>
          <table:table-cell office:value-type="string" calcext:value-type="string">
            <text:p>Churn</text:p>
          </table:table-cell>
          <table:table-cell office:value-type="string" calcext:value-type="string">
            <text:p>$value[1].va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CJavaQuartilesHistoric</text:p>
          </table:table-cell>
          <table:table-cell office:value-type="string" calcext:value-type="string">
            <text:p>This metric shows the quartiles of Data abstraction coupling for Java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$value[0].valu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$value[1].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smells.brokenSmells</text:p>
          </table:table-cell>
          <table:table-cell office:value-type="string" calcext:value-type="string">
            <text:p>The number of Broken Hierarchy smells per day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BrokenHierarchySmell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mells</text:p>
          </table:table-cell>
          <table:table-cell office:value-type="string" calcext:value-type="string">
            <text:p>$numberOfBrokenSmel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ignsmells.deficientSmells</text:p>
          </table:table-cell>
          <table:table-cell office:value-type="string" calcext:value-type="string">
            <text:p>The number of Deficient Encapsulation smells per day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eficientEncapsulationSmell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mells</text:p>
          </table:table-cell>
          <table:table-cell office:value-type="string" calcext:value-type="string">
            <text:p>$numberOfDeficientSmel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ignsmells.hairballSmells</text:p>
          </table:table-cell>
          <table:table-cell office:value-type="string" calcext:value-type="string">
            <text:p>The number of Hairball Structure smells per day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HairballStructureSmell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mells</text:p>
          </table:table-cell>
          <table:table-cell office:value-type="string" calcext:value-type="string">
            <text:p>$numberOfHairballSmel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ignsmells.imperativeSmells</text:p>
          </table:table-cell>
          <table:table-cell office:value-type="string" calcext:value-type="string">
            <text:p>The number of Imperative Abstraction smells per day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ImperativeAbstractionSmell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mells</text:p>
          </table:table-cell>
          <table:table-cell office:value-type="string" calcext:value-type="string">
            <text:p>$numberOfImperativeSmel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ignsmells.insufficientSmells</text:p>
          </table:table-cell>
          <table:table-cell office:value-type="string" calcext:value-type="string">
            <text:p>The number of Insufficient Modularization smells per day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InsufficientModularizationSmell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mells</text:p>
          </table:table-cell>
          <table:table-cell office:value-type="string" calcext:value-type="string">
            <text:p>$numberOfInsufficientSmel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ignsmells.missAbSmells</text:p>
          </table:table-cell>
          <table:table-cell office:value-type="string" calcext:value-type="string">
            <text:p>The number of Missing Abstraction smells per day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MissingAbstractionSmell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mells</text:p>
          </table:table-cell>
          <table:table-cell office:value-type="string" calcext:value-type="string">
            <text:p>$numberOfMissAbSmel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ignsmells.missingDepSmells</text:p>
          </table:table-cell>
          <table:table-cell office:value-type="string" calcext:value-type="string">
            <text:p>The number of Missing Dependency smells per day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MissingDependencySmell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mells</text:p>
          </table:table-cell>
          <table:table-cell office:value-type="string" calcext:value-type="string">
            <text:p>$numberOfMissingDepSmel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ignsmells.multifacetedSmells</text:p>
          </table:table-cell>
          <table:table-cell office:value-type="string" calcext:value-type="string">
            <text:p>The number of Multifaceted Abstraction smells per day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MultifacetedAbstractionSmell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mells</text:p>
          </table:table-cell>
          <table:table-cell office:value-type="string" calcext:value-type="string">
            <text:p>$numberOfMultifacetedSmel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ignsmells.smells</text:p>
          </table:table-cell>
          <table:table-cell office:value-type="string" calcext:value-type="string">
            <text:p>The number of design smells per day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esignSmell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DesignSmells</text:p>
          </table:table-cell>
          <table:table-cell office:value-type="string" calcext:value-type="string">
            <text:p>$cumulativeNumberOfDesignSmel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ignsmells.tightSmells</text:p>
          </table:table-cell>
          <table:table-cell office:value-type="string" calcext:value-type="string">
            <text:p>The number of Tightly-coupled Module smells per day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ightly-coupledModuleSmell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mells</text:p>
          </table:table-cell>
          <table:table-cell office:value-type="string" calcext:value-type="string">
            <text:p>$numberOfTightSmel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ignsmells.unnecessarySmells</text:p>
          </table:table-cell>
          <table:table-cell office:value-type="string" calcext:value-type="string">
            <text:p>The number of Unnecessary Abstraction smells per day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UnnecessaryAbstractionSmell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mells</text:p>
          </table:table-cell>
          <table:table-cell office:value-type="string" calcext:value-type="string">
            <text:p>$numberOfUnnecessarySmel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ignsmells.unstructuredSmells</text:p>
          </table:table-cell>
          <table:table-cell office:value-type="string" calcext:value-type="string">
            <text:p>The number of Unstructured Module smells per day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UnstructuredModuleSmell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mells</text:p>
          </table:table-cell>
          <table:table-cell office:value-type="string" calcext:value-type="string">
            <text:p>$numberOfUnstructuredSmel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ignsmells.weakenSmells</text:p>
          </table:table-cell>
          <table:table-cell office:value-type="string" calcext:value-type="string">
            <text:p>The number of Weaken Modularity smells per day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WeakenModularitySmell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mells</text:p>
          </table:table-cell>
          <table:table-cell office:value-type="string" calcext:value-type="string">
            <text:p>$numberOfWeakenSmel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TJavaQuartilesHistoric</text:p>
          </table:table-cell>
          <table:table-cell office:value-type="string" calcext:value-type="string">
            <text:p>This metric shows the quartiles of Depth of inheritance tree for Java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$value[0].valu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$value[1].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eReadabilityQuartilesHistoric</text:p>
          </table:table-cell>
          <table:table-cell office:value-type="string" calcext:value-type="string">
            <text:p>This metric shows the quartiles of code readability per file, measured by use of whitespace,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$value[0].valu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$value[1].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esWithErrorPronenessTimeLine</text:p>
          </table:table-cell>
          <table:table-cell office:value-type="string" calcext:value-type="string">
            <text:p>This metric shows the percentage of files with style violations which make the code error prone,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$va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esWithInefficienciesTimeLine</text:p>
          </table:table-cell>
          <table:table-cell office:value-type="string" calcext:value-type="string">
            <text:p>This metric shows the percentage of files with style violations which indicate inefficiencies,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$va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esWithStyleViolationsTimeLine</text:p>
          </table:table-cell>
          <table:table-cell office:value-type="string" calcext:value-type="string">
            <text:p>This metric shows the percentage of files with style violations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$va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esWithUnderstandabilityIssuesTimeLine</text:p>
          </table:table-cell>
          <table:table-cell office:value-type="string" calcext:value-type="string">
            <text:p>This metric shows the percentage of files with style violations which indicate understandability issues,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$va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derPercentageTimeLine</text:p>
          </table:table-cell>
          <table:table-cell office:value-type="string" calcext:value-type="string">
            <text:p>This metric shows the percentage of files with a header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$va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JavaQuartilesHistoric</text:p>
          </table:table-cell>
          <table:table-cell office:value-type="string" calcext:value-type="string">
            <text:p>This metric shows the quartiles of Instability for Java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$value[0].valu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$value[1].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CCJavaQuartilesHistoric</text:p>
          </table:table-cell>
          <table:table-cell office:value-type="string" calcext:value-type="string">
            <text:p>This metric shows the quartiles of Loose class cohesion for Java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$value[0].valu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$value[1].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COM4JavaQuartilesHistoric</text:p>
          </table:table-cell>
          <table:table-cell office:value-type="string" calcext:value-type="string">
            <text:p>This metric shows the quartiles of Lack of cohesion in methods 4 for Java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$value[0].valu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$value[1].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COMJavaQuartilesHistoric</text:p>
          </table:table-cell>
          <table:table-cell office:value-type="string" calcext:value-type="string">
            <text:p>This metric shows the quartiles of Lack of cohesion in methods for Java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$value[0].valu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$value[1].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overfilesovertime</text:p>
          </table:table-cell>
          <table:table-cell office:value-type="string" calcext:value-type="string">
            <text:p>This metric shows the distribution of physical lines of code over files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Gini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Gini</text:p>
          </table:table-cell>
          <table:table-cell office:value-type="string" calcext:value-type="string">
            <text:p>$va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cPerLanguageTimeLine</text:p>
          </table:table-cell>
          <table:table-cell office:value-type="string" calcext:value-type="string">
            <text:p>This metric shows the physical lines of code per language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$value[0].value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$value[1].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HFJavaHistoric</text:p>
          </table:table-cell>
          <table:table-cell office:value-type="string" calcext:value-type="string">
            <text:p>This metric shows the Method Hiding Factor for Java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$va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FJavaQuartilesHistoric</text:p>
          </table:table-cell>
          <table:table-cell office:value-type="string" calcext:value-type="string">
            <text:p>This metric shows the quartiles of Method inheritance factor for Java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$value[0].valu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$value[1].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CJavaQuartilesHistoric</text:p>
          </table:table-cell>
          <table:table-cell office:value-type="string" calcext:value-type="string">
            <text:p>This metric shows the quartiles of Message passing coupling for Java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$value[0].valu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$value[1].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sgroups.activeinactiveusers</text:p>
          </table:table-cell>
          <table:table-cell office:value-type="string" calcext:value-type="string">
            <text:p>The number of users, active users and inactive users per day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['Users', 'ActiveUsers', 'InactiveUsers']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$numberOfUsers</text:p>
          </table:table-cell>
          <table:table-cell office:value-type="string" calcext:value-type="string">
            <text:p>ActiveUsers</text:p>
          </table:table-cell>
          <table:table-cell office:value-type="string" calcext:value-type="string">
            <text:p>$numberOfActiveUsers</text:p>
          </table:table-cell>
          <table:table-cell office:value-type="string" calcext:value-type="string">
            <text:p>InactiveUsers</text:p>
          </table:table-cell>
          <table:table-cell office:value-type="string" calcext:value-type="string">
            <text:p>$numberOfInactiveUsers</text:p>
          </table:table-cell>
        </table:table-row>
        <table:table-row table:style-name="ro1">
          <table:table-cell office:value-type="string" calcext:value-type="string">
            <text:p>newsgroups.activeusers</text:p>
          </table:table-cell>
          <table:table-cell office:value-type="string" calcext:value-type="string">
            <text:p>The number of active users per day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ctiveUser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ActiveUsers</text:p>
          </table:table-cell>
          <table:table-cell office:value-type="string" calcext:value-type="string">
            <text:p>$numberOfActiveUse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sgroups.articles</text:p>
          </table:table-cell>
          <table:table-cell office:value-type="string" calcext:value-type="string">
            <text:p>The number of articles submitted every day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rticl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Articles</text:p>
          </table:table-cell>
          <table:table-cell office:value-type="string" calcext:value-type="string">
            <text:p>$numberOfArticl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sgroups.articles-threadaverage</text:p>
          </table:table-cell>
          <table:table-cell office:value-type="string" calcext:value-type="string">
            <text:p>The average number of articles per thread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rticl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Articles</text:p>
          </table:table-cell>
          <table:table-cell office:value-type="string" calcext:value-type="string">
            <text:p>$averageArticlesPerThre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sgroups.articles-useraverage</text:p>
          </table:table-cell>
          <table:table-cell office:value-type="string" calcext:value-type="string">
            <text:p>The average number of articles per user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rticl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Articles</text:p>
          </table:table-cell>
          <table:table-cell office:value-type="string" calcext:value-type="string">
            <text:p>$averageArticlesPerU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sgroups.averageResponseTime</text:p>
          </table:table-cell>
          <table:table-cell office:value-type="string" calcext:value-type="string">
            <text:p>The average response time of threads addressed every day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sponse Tim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Response Time</text:p>
          </table:table-cell>
          <table:table-cell office:value-type="string" calcext:value-type="string">
            <text:p>$avgResponseTi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sgroups.averageResponseTime-threads</text:p>
          </table:table-cell>
          <table:table-cell office:value-type="string" calcext:value-type="string">
            <text:p>The average response time of threads addressed every day, in relation to the number of threads considered.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Response Tim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$threadsConsidered</text:p>
          </table:table-cell>
          <table:table-cell office:value-type="string" calcext:value-type="string">
            <text:p>Response Time</text:p>
          </table:table-cell>
          <table:table-cell office:value-type="string" calcext:value-type="string">
            <text:p>$avgResponseTi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sgroups.averageSentiment</text:p>
          </table:table-cell>
          <table:table-cell office:value-type="string" calcext:value-type="string">
            <text:p>The average sentiment per newsgroup up to and including the processing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verage Sentimen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Average Sentiment</text:p>
          </table:table-cell>
          <table:table-cell office:value-type="string" calcext:value-type="string">
            <text:p>$overallAverageSenti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sgroups.comments-averageperday</text:p>
          </table:table-cell>
          <table:table-cell office:value-type="string" calcext:value-type="string">
            <text:p>The average number of comments per day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rticl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Articles</text:p>
          </table:table-cell>
          <table:table-cell office:value-type="string" calcext:value-type="string">
            <text:p>$averageArticlesPerDa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sgroups.cumulativeArticles</text:p>
          </table:table-cell>
          <table:table-cell office:value-type="string" calcext:value-type="string">
            <text:p>The number of articles submitted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rticl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Articles</text:p>
          </table:table-cell>
          <table:table-cell office:value-type="string" calcext:value-type="string">
            <text:p>$cumulativeNumberOfArticl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sgroups.cumulativeAverageResponseTime</text:p>
          </table:table-cell>
          <table:table-cell office:value-type="string" calcext:value-type="string">
            <text:p>The average response time of threads addressed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sponse Tim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Response Time</text:p>
          </table:table-cell>
          <table:table-cell office:value-type="string" calcext:value-type="string">
            <text:p>$cumulativeAvgResponseTi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sgroups.cumulativeAverageResponseTime-threads</text:p>
          </table:table-cell>
          <table:table-cell office:value-type="string" calcext:value-type="string">
            <text:p>The average response time of threads addressed up to and including the current date, in relation to the number of threads considered.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Response Tim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$threadsConsidered</text:p>
          </table:table-cell>
          <table:table-cell office:value-type="string" calcext:value-type="string">
            <text:p>Response Time</text:p>
          </table:table-cell>
          <table:table-cell office:value-type="string" calcext:value-type="string">
            <text:p>$cumulativeAvgResponseTi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sgroups.cumulativeNewThreads</text:p>
          </table:table-cell>
          <table:table-cell office:value-type="string" calcext:value-type="string">
            <text:p>The number of new threads submitted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$cumulativeNumberOfNewThrea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sgroups.cumulativeNewUsers</text:p>
          </table:table-cell>
          <table:table-cell office:value-type="string" calcext:value-type="string">
            <text:p>The number of new users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$cumulativeNumberOfNewUse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sgroups.cumulativereplies</text:p>
          </table:table-cell>
          <table:table-cell office:value-type="string" calcext:value-type="string">
            <text:p>The number of replies submitted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pli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Replies</text:p>
          </table:table-cell>
          <table:table-cell office:value-type="string" calcext:value-type="string">
            <text:p>$cumulativeNumberOfRepli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sgroups.cumulativerequests</text:p>
          </table:table-cell>
          <table:table-cell office:value-type="string" calcext:value-type="string">
            <text:p>The number of requests submitted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$cumulativeNumberOfReques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sgroups.cumulativerequestsreplies</text:p>
          </table:table-cell>
          <table:table-cell office:value-type="string" calcext:value-type="string">
            <text:p>The number of requests and replies submitted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['Requests', 'Replies']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$cumulativeNumberOfRequests</text:p>
          </table:table-cell>
          <table:table-cell office:value-type="string" calcext:value-type="string">
            <text:p>Replies</text:p>
          </table:table-cell>
          <table:table-cell office:value-type="string" calcext:value-type="string">
            <text:p>$cumulativeNumberOfRepl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sgroups.emotions.articlePercentages</text:p>
          </table:table-cell>
          <table:table-cell office:value-type="string" calcext:value-type="string">
            <text:p>The percentages of articles containing each emot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rticl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Emotion</text:p>
          </table:table-cell>
          <table:table-cell office:value-type="string" calcext:value-type="string">
            <text:p>$emotionLabel</text:p>
          </table:table-cell>
          <table:table-cell office:value-type="string" calcext:value-type="string">
            <text:p>Articles</text:p>
          </table:table-cell>
          <table:table-cell office:value-type="string" calcext:value-type="string">
            <text:p>$percent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sgroups.emotions.articles</text:p>
          </table:table-cell>
          <table:table-cell office:value-type="string" calcext:value-type="string">
            <text:p>The number of articles containing each emot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rticl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Emotion</text:p>
          </table:table-cell>
          <table:table-cell office:value-type="string" calcext:value-type="string">
            <text:p>$emotionLabel</text:p>
          </table:table-cell>
          <table:table-cell office:value-type="string" calcext:value-type="string">
            <text:p>Articles</text:p>
          </table:table-cell>
          <table:table-cell office:value-type="string" calcext:value-type="string">
            <text:p>$numberOfArtic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sgroups.emotions.cumulativeArticlePercentages</text:p>
          </table:table-cell>
          <table:table-cell office:value-type="string" calcext:value-type="string">
            <text:p>The cumulative percentages of articles containing each emot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rticl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Emotion</text:p>
          </table:table-cell>
          <table:table-cell office:value-type="string" calcext:value-type="string">
            <text:p>$emotionLabel</text:p>
          </table:table-cell>
          <table:table-cell office:value-type="string" calcext:value-type="string">
            <text:p>Articles</text:p>
          </table:table-cell>
          <table:table-cell office:value-type="string" calcext:value-type="string">
            <text:p>$cumulativePercent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sgroups.emotions.cumulativeArticles</text:p>
          </table:table-cell>
          <table:table-cell office:value-type="string" calcext:value-type="string">
            <text:p>The cumulative number of articles containing each emot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rticl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Emotion</text:p>
          </table:table-cell>
          <table:table-cell office:value-type="string" calcext:value-type="string">
            <text:p>$emotionLabel</text:p>
          </table:table-cell>
          <table:table-cell office:value-type="string" calcext:value-type="string">
            <text:p>Articles</text:p>
          </table:table-cell>
          <table:table-cell office:value-type="string" calcext:value-type="string">
            <text:p>$cumulativeNumberOfArtic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sgroups.inactiveusers</text:p>
          </table:table-cell>
          <table:table-cell office:value-type="string" calcext:value-type="string">
            <text:p>The number of inactive users per day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InactiveUser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InactiveUsers</text:p>
          </table:table-cell>
          <table:table-cell office:value-type="string" calcext:value-type="string">
            <text:p>$numberOfInactiveUse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sgroups.newThreads</text:p>
          </table:table-cell>
          <table:table-cell office:value-type="string" calcext:value-type="string">
            <text:p>The number of new threads submitted every day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$numberOfNewThrea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sgroups.newUsers</text:p>
          </table:table-cell>
          <table:table-cell office:value-type="string" calcext:value-type="string">
            <text:p>The number of new users every day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$numberOfNewUse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sgroups.replies</text:p>
          </table:table-cell>
          <table:table-cell office:value-type="string" calcext:value-type="string">
            <text:p>The number of replies submitted every day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pli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Replies</text:p>
          </table:table-cell>
          <table:table-cell office:value-type="string" calcext:value-type="string">
            <text:p>$numberOfRepli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sgroups.replies-averageperday</text:p>
          </table:table-cell>
          <table:table-cell office:value-type="string" calcext:value-type="string">
            <text:p>The average number of replies per day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pli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Replies</text:p>
          </table:table-cell>
          <table:table-cell office:value-type="string" calcext:value-type="string">
            <text:p>$averageRepliesPerDa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sgroups.replies-threadaverage</text:p>
          </table:table-cell>
          <table:table-cell office:value-type="string" calcext:value-type="string">
            <text:p>The average number of replies per thread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pli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Replies</text:p>
          </table:table-cell>
          <table:table-cell office:value-type="string" calcext:value-type="string">
            <text:p>$averageRepliesPerThre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sgroups.replies-useraverage</text:p>
          </table:table-cell>
          <table:table-cell office:value-type="string" calcext:value-type="string">
            <text:p>The average number of replies per user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pli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Replies</text:p>
          </table:table-cell>
          <table:table-cell office:value-type="string" calcext:value-type="string">
            <text:p>$averageRepliesPerU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sgroups.requests</text:p>
          </table:table-cell>
          <table:table-cell office:value-type="string" calcext:value-type="string">
            <text:p>The number of requests submitted every day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$numberOfReques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sgroups.requests-averageperday</text:p>
          </table:table-cell>
          <table:table-cell office:value-type="string" calcext:value-type="string">
            <text:p>The average number of requests per day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$averageRequestsPerDa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sgroups.requests-threadaverage</text:p>
          </table:table-cell>
          <table:table-cell office:value-type="string" calcext:value-type="string">
            <text:p>The average number of requests per thread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$averageRequestsPerThre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sgroups.requests-useraverage</text:p>
          </table:table-cell>
          <table:table-cell office:value-type="string" calcext:value-type="string">
            <text:p>The average number of requests per user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$averageRequestsPerU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sgroups.requestsreplies</text:p>
          </table:table-cell>
          <table:table-cell office:value-type="string" calcext:value-type="string">
            <text:p>The number of requests and replies submitted every day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['Requests', 'Replies']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$numberOfRequests</text:p>
          </table:table-cell>
          <table:table-cell office:value-type="string" calcext:value-type="string">
            <text:p>Replies</text:p>
          </table:table-cell>
          <table:table-cell office:value-type="string" calcext:value-type="string">
            <text:p>$numberOfRepl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sgroups.requestsreplies-averageperday</text:p>
          </table:table-cell>
          <table:table-cell office:value-type="string" calcext:value-type="string">
            <text:p>The average number of comments, requests and replies per day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['Articles', 'Requests', 'Replies']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Articles</text:p>
          </table:table-cell>
          <table:table-cell office:value-type="string" calcext:value-type="string">
            <text:p>$averageArticlesPerDay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$averageRequestsPerDay</text:p>
          </table:table-cell>
          <table:table-cell office:value-type="string" calcext:value-type="string">
            <text:p>Replies</text:p>
          </table:table-cell>
          <table:table-cell office:value-type="string" calcext:value-type="string">
            <text:p>$averageRepliesPerDay</text:p>
          </table:table-cell>
        </table:table-row>
        <table:table-row table:style-name="ro1">
          <table:table-cell office:value-type="string" calcext:value-type="string">
            <text:p>newsgroups.requestsreplies-threadaverage</text:p>
          </table:table-cell>
          <table:table-cell office:value-type="string" calcext:value-type="string">
            <text:p>The average number of articles, requests and replies per thread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['Articles', 'Requests', 'Replies']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Articles</text:p>
          </table:table-cell>
          <table:table-cell office:value-type="string" calcext:value-type="string">
            <text:p>$averageArticlesPerThread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$averageRequestsPerThread</text:p>
          </table:table-cell>
          <table:table-cell office:value-type="string" calcext:value-type="string">
            <text:p>Replies</text:p>
          </table:table-cell>
          <table:table-cell office:value-type="string" calcext:value-type="string">
            <text:p>$averageRepliesPerThread</text:p>
          </table:table-cell>
        </table:table-row>
        <table:table-row table:style-name="ro1">
          <table:table-cell office:value-type="string" calcext:value-type="string">
            <text:p>newsgroups.requestsreplies-useraverage</text:p>
          </table:table-cell>
          <table:table-cell office:value-type="string" calcext:value-type="string">
            <text:p>The average number of articles, requests and replies per user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['Articles', 'Requests', 'Replies']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Articles</text:p>
          </table:table-cell>
          <table:table-cell office:value-type="string" calcext:value-type="string">
            <text:p>$averageArticlesPerUser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$averageRequestsPerUser</text:p>
          </table:table-cell>
          <table:table-cell office:value-type="string" calcext:value-type="string">
            <text:p>Replies</text:p>
          </table:table-cell>
          <table:table-cell office:value-type="string" calcext:value-type="string">
            <text:p>$averageRepliesPerUser</text:p>
          </table:table-cell>
        </table:table-row>
        <table:table-row table:style-name="ro1">
          <table:table-cell office:value-type="string" calcext:value-type="string">
            <text:p>newsgroups.sentiment</text:p>
          </table:table-cell>
          <table:table-cell office:value-type="string" calcext:value-type="string">
            <text:p>The average sentiment per newsgroup up to and including the processing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['Average Sentiment', 'Average Sentiment at Thread Beginning', 'Average Sentiment at Thread End']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Average Sentiment</text:p>
          </table:table-cell>
          <table:table-cell office:value-type="string" calcext:value-type="string">
            <text:p>$overallAverageSentiment</text:p>
          </table:table-cell>
          <table:table-cell office:value-type="string" calcext:value-type="string">
            <text:p>Average Sentiment at Thread Beginning</text:p>
          </table:table-cell>
          <table:table-cell office:value-type="string" calcext:value-type="string">
            <text:p>$overallSentimentAtThreadBeggining</text:p>
          </table:table-cell>
          <table:table-cell office:value-type="string" calcext:value-type="string">
            <text:p>Average Sentiment at Thread End</text:p>
          </table:table-cell>
          <table:table-cell office:value-type="string" calcext:value-type="string">
            <text:p>$overallSentimentAtThreadEnd</text:p>
          </table:table-cell>
        </table:table-row>
        <table:table-row table:style-name="ro1">
          <table:table-cell office:value-type="string" calcext:value-type="string">
            <text:p>newsgroups.sentimentAtThreadBeggining</text:p>
          </table:table-cell>
          <table:table-cell office:value-type="string" calcext:value-type="string">
            <text:p>The average sentiment at the beginning of threads per newsgroup up to and including the processing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verage Sentimen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Average Sentiment</text:p>
          </table:table-cell>
          <table:table-cell office:value-type="string" calcext:value-type="string">
            <text:p>$overallSentimentAtThreadBeggi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sgroups.sentimentAtThreadEnd</text:p>
          </table:table-cell>
          <table:table-cell office:value-type="string" calcext:value-type="string">
            <text:p>The average sentiment at the end of threads per newsgroup up to and including the processing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verage Sentimen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Average Sentiment</text:p>
          </table:table-cell>
          <table:table-cell office:value-type="string" calcext:value-type="string">
            <text:p>$overallSentimentAtThreadE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sgroups.severity</text:p>
          </table:table-cell>
          <table:table-cell office:value-type="string" calcext:value-type="string">
            <text:p>The number of newsgroup threads per severity leve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$severityLevel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$numberOfThrea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sgroups.severity.averageResponseTime</text:p>
          </table:table-cell>
          <table:table-cell office:value-type="string" calcext:value-type="string">
            <text:p>The number of newsgroup threads average response time per severity leve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sponse Tim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$severityLevel</text:p>
          </table:table-cell>
          <table:table-cell office:value-type="string" calcext:value-type="string">
            <text:p>Response Time</text:p>
          </table:table-cell>
          <table:table-cell office:value-type="string" calcext:value-type="string">
            <text:p>$avgResponse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sgroups.severity.averageSentiment</text:p>
          </table:table-cell>
          <table:table-cell office:value-type="string" calcext:value-type="string">
            <text:p>The average sentiment per bug newsgroup per severity leve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verage Sentimen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$severityLevel</text:p>
          </table:table-cell>
          <table:table-cell office:value-type="string" calcext:value-type="string">
            <text:p>Average Sentiment</text:p>
          </table:table-cell>
          <table:table-cell office:value-type="string" calcext:value-type="string">
            <text:p>$averageSenti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sgroups.severity.percentages</text:p>
          </table:table-cell>
          <table:table-cell office:value-type="string" calcext:value-type="string">
            <text:p>The percentage of newsgroup threads per severity leve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$severityLevel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$percent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sgroups.severity.sentiment</text:p>
          </table:table-cell>
          <table:table-cell office:value-type="string" calcext:value-type="string">
            <text:p>Sentiment per newsgroup per severity level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['Average Sentiment', 'Average Sentiment at Thread Beginning', 'Average Sentiment at Thread End']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Average Sentiment</text:p>
          </table:table-cell>
          <table:table-cell office:value-type="string" calcext:value-type="string">
            <text:p>$averageSentiment</text:p>
          </table:table-cell>
          <table:table-cell office:value-type="string" calcext:value-type="string">
            <text:p>Average Sentiment at Thread Beginning</text:p>
          </table:table-cell>
          <table:table-cell office:value-type="string" calcext:value-type="string">
            <text:p>$sentimentAtThreadBeggining</text:p>
          </table:table-cell>
          <table:table-cell office:value-type="string" calcext:value-type="string">
            <text:p>Average Sentiment at Thread End</text:p>
          </table:table-cell>
          <table:table-cell office:value-type="string" calcext:value-type="string">
            <text:p>$sentimentAtThreadEnd</text:p>
          </table:table-cell>
        </table:table-row>
        <table:table-row table:style-name="ro1">
          <table:table-cell office:value-type="string" calcext:value-type="string">
            <text:p>newsgroups.severity.sentimentAtThreadBeggining</text:p>
          </table:table-cell>
          <table:table-cell office:value-type="string" calcext:value-type="string">
            <text:p>The average sentiment at the beginning of threads per bug newsgroup per severity leve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verage Sentimen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$severityLevel</text:p>
          </table:table-cell>
          <table:table-cell office:value-type="string" calcext:value-type="string">
            <text:p>Average Sentiment</text:p>
          </table:table-cell>
          <table:table-cell office:value-type="string" calcext:value-type="string">
            <text:p>$sentimentAtThreadBeggi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sgroups.severity.sentimentAtThreadEnd</text:p>
          </table:table-cell>
          <table:table-cell office:value-type="string" calcext:value-type="string">
            <text:p>The average sentiment at the end of threads per newsgroup per severity leve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verage Sentimen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$severityLevel</text:p>
          </table:table-cell>
          <table:table-cell office:value-type="string" calcext:value-type="string">
            <text:p>Average Sentiment</text:p>
          </table:table-cell>
          <table:table-cell office:value-type="string" calcext:value-type="string">
            <text:p>$sentimentAtThreadE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sgroups.threads</text:p>
          </table:table-cell>
          <table:table-cell office:value-type="string" calcext:value-type="string">
            <text:p>The number of threads per day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$numberOfThrea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sgroups.unansweredThreads</text:p>
          </table:table-cell>
          <table:table-cell office:value-type="string" calcext:value-type="string">
            <text:p>The number of unanswered threads per day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$numberOfUnansweredThrea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sgroups.users</text:p>
          </table:table-cell>
          <table:table-cell office:value-type="string" calcext:value-type="string">
            <text:p>The number of users per day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$numberOfUse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AJavaQuartilesHistoric</text:p>
          </table:table-cell>
          <table:table-cell office:value-type="string" calcext:value-type="string">
            <text:p>This metric shows the quartiles of Number of attributes for Java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$value[0].valu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$value[1].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CJavaQuartilesHistoric</text:p>
          </table:table-cell>
          <table:table-cell office:value-type="string" calcext:value-type="string">
            <text:p>This metric shows the quartiles of Number of children for Java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$value[0].valu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$value[1].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JavaQuartilesHistoric</text:p>
          </table:table-cell>
          <table:table-cell office:value-type="string" calcext:value-type="string">
            <text:p>This metric shows the quartiles of Number of methods for Java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$value[0].valu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$value[1].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TestsHistoric</text:p>
          </table:table-cell>
          <table:table-cell office:value-type="string" calcext:value-type="string">
            <text:p>This metric shows the number of JUnit test methods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$va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FJavaHistoric</text:p>
          </table:table-cell>
          <table:table-cell office:value-type="string" calcext:value-type="string">
            <text:p>This metric shows the Polymorphism Factor for Java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$va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ioOptionalMavenDependenciesTimeLine</text:p>
          </table:table-cell>
          <table:table-cell office:value-type="string" calcext:value-type="string">
            <text:p>This metric shows the ratio of optional dependencies over the total number of dependencies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$va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ioUnusedOSGiImportedPackages</text:p>
          </table:table-cell>
          <table:table-cell office:value-type="string" calcext:value-type="string">
            <text:p>This metric shows the ratio of OSGi Import-Package that are not actually used in the cod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$va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FCJavaQuartilesHistoric</text:p>
          </table:table-cell>
          <table:table-cell office:value-type="string" calcext:value-type="string">
            <text:p>This metric shows the quartiles of Response for class for Java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$value[0].valu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$value[1].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JavaHistoric</text:p>
          </table:table-cell>
          <table:table-cell office:value-type="string" calcext:value-type="string">
            <text:p>This metric shows the Reuse Ratio for Java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$va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OfErrorPronenessTimeLine</text:p>
          </table:table-cell>
          <table:table-cell office:value-type="string" calcext:value-type="string">
            <text:p>This metric shows the spread over the project's files of style violations which make the code error prone,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$va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OfInefficienciesTimeLine</text:p>
          </table:table-cell>
          <table:table-cell office:value-type="string" calcext:value-type="string">
            <text:p>This metric shows the spread over the project's files of style violations which indicate inefficiencies,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$va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OfStyleViolationsTimeLine</text:p>
          </table:table-cell>
          <table:table-cell office:value-type="string" calcext:value-type="string">
            <text:p>This metric shows the spread of style violations over the project's files,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$va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OfUnderstandabilityIssuesTimeLine</text:p>
          </table:table-cell>
          <table:table-cell office:value-type="string" calcext:value-type="string">
            <text:p>This metric shows the spread over the project's files of style violations which indicate understandability issues,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$va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JavaHistoric</text:p>
          </table:table-cell>
          <table:table-cell office:value-type="string" calcext:value-type="string">
            <text:p>This metric shows the Specialization Ratio for Java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$va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CCJavaQuartilesHistoric</text:p>
          </table:table-cell>
          <table:table-cell office:value-type="string" calcext:value-type="string">
            <text:p>This metric shows the quartiles of Tight class cohesion for Java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$value[0].valu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$value[1].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CoverageHistoric</text:p>
          </table:table-cell>
          <table:table-cell office:value-type="string" calcext:value-type="string">
            <text:p>This metric shows the history of the Java unit test coverage, estimated statically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$va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CoveragePublicHistoric</text:p>
          </table:table-cell>
          <table:table-cell office:value-type="string" calcext:value-type="string">
            <text:p>This metric shows the percentage of public Java methods covered by unit tests,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$value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ome.A1:some.L18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4T12:21:36.588532570</dc:date>
    <meta:editing-duration>PT12M43S</meta:editing-duration>
    <meta:editing-cycles>1</meta:editing-cycles>
    <meta:document-statistic meta:table-count="1" meta:cell-count="1692" meta:object-count="0"/>
    <meta:generator>LibreOffice/5.1.6.2$Linux_X86_64 LibreOffice_project/10m0$Build-2</meta:generator>
  </office:meta>
</office:document-meta>
</file>